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Open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line-height="150%"/>
      <style:text-properties fo:font-weight="bold" style:font-weight-asian="bold" style:font-weight-complex="bold"/>
    </style:style>
    <style:style style:name="P2" style:parent-style-name="Standard" style:family="paragraph">
      <style:paragraph-properties fo:text-align="justify" fo:line-height="150%"/>
      <style:text-properties style:font-name-complex="Times New Roman"/>
    </style:style>
    <style:style style:name="P3" style:parent-style-name="Standard" style:family="paragraph">
      <style:paragraph-properties fo:text-align="justify" fo:line-height="150%"/>
      <style:text-properties style:font-name-complex="Times New Roman" fo:font-weight="bold" style:font-weight-asian="bold"/>
    </style:style>
    <style:style style:name="P4" style:parent-style-name="Standard" style:family="paragraph">
      <style:paragraph-properties fo:text-align="justify" fo:line-height="150%"/>
      <style:text-properties style:font-name-complex="Times New Roman"/>
    </style:style>
    <style:style style:name="P5" style:parent-style-name="Normal" style:family="paragraph">
      <style:paragraph-properties fo:line-height="150%"/>
      <style:text-properties style:font-name-complex="Times New Roman"/>
    </style:style>
    <style:style style:name="P6" style:parent-style-name="Normal" style:family="paragraph">
      <style:paragraph-properties fo:text-align="justify" fo:line-height="150%"/>
      <style:text-properties style:font-name-complex="Times New Roman"/>
    </style:style>
    <style:style style:name="P7" style:parent-style-name="Normal" style:family="paragraph">
      <style:paragraph-properties fo:text-align="justify" fo:line-height="150%"/>
      <style:text-properties style:font-name-complex="Times New Roman"/>
    </style:style>
    <style:style style:name="P8" style:parent-style-name="Normal" style:family="paragraph">
      <style:paragraph-properties fo:text-align="justify" fo:line-height="150%"/>
      <style:text-properties style:font-name-complex="Times New Roman"/>
    </style:style>
    <style:style style:name="P9" style:parent-style-name="Normal" style:family="paragraph">
      <style:paragraph-properties fo:text-align="justify" fo:line-height="150%"/>
      <style:text-properties style:font-name-complex="Times New Roman"/>
    </style:style>
    <style:style style:name="P10" style:parent-style-name="Normal" style:family="paragraph">
      <style:paragraph-properties fo:text-align="justify" fo:line-height="150%"/>
      <style:text-properties style:font-name-complex="Times New Roman"/>
    </style:style>
    <style:style style:name="P11" style:parent-style-name="Normal" style:family="paragraph">
      <style:paragraph-properties fo:text-align="justify" fo:line-height="150%"/>
      <style:text-properties style:font-name-complex="Times New Roman"/>
    </style:style>
    <style:style style:name="P12" style:parent-style-name="Normal" style:family="paragraph">
      <style:paragraph-properties fo:text-align="justify" fo:line-height="150%"/>
      <style:text-properties style:font-name-complex="Times New Roman"/>
    </style:style>
    <style:style style:name="P13" style:parent-style-name="Normal" style:family="paragraph">
      <style:paragraph-properties fo:text-align="justify" fo:line-height="150%"/>
      <style:text-properties style:font-name-complex="Times New Roman"/>
    </style:style>
    <style:style style:name="P14" style:parent-style-name="Normal" style:family="paragraph">
      <style:paragraph-properties fo:text-align="justify" fo:line-height="150%"/>
      <style:text-properties style:font-name-complex="Times New Roman"/>
    </style:style>
    <style:style style:name="P15" style:parent-style-name="Normal" style:family="paragraph">
      <style:paragraph-properties fo:text-align="justify" fo:line-height="150%"/>
      <style:text-properties style:font-name-complex="Times New Roman"/>
    </style:style>
    <style:style style:name="P16" style:parent-style-name="Normal" style:family="paragraph">
      <style:paragraph-properties fo:text-align="justify" fo:line-height="150%"/>
    </style:style>
    <style:style style:name="T17" style:parent-style-name="VarsayılanParagrafYazıTipi" style:family="text">
      <style:text-properties style:font-name-complex="Times New Roman"/>
    </style:style>
  </office:automatic-styles>
  <office:body>
    <office:text text:use-soft-page-breaks="true">
      <text:p text:style-name="P1">ARZU ÖZCANOĞLU</text:p>
      <text:p text:style-name="P2"/>
      <text:p text:style-name="P3">Ses<text:s/>Sanatçısı</text:p>
      <text:p text:style-name="P4"/>
      <text:p text:style-name="P5">17 Ekim 1976’da doğdu.<text:s/></text:p>
      <text:p text:style-name="P6">Şişli Terakki Lisesi ve ardından Boğaziçi Üniversitesi’nden mezun oldu.</text:p>
      <text:p text:style-name="P7"/>
      <text:p text:style-name="P8">Yirmi yıla yakın bir süre Kuruçeşme Divan, Parkorman ve Hotel Les Ottomans başta olmak üzere birçok yerde, üst düzey yöneticilik yaptı.<text:s/></text:p>
      <text:p text:style-name="P9"/>
      <text:p text:style-name="P10">2014 yılında çocukluk hayalini gerçeğe dönüştürmek amacıyla radikal bir karar aldı ve yöneticilik kariyerine veda edip, ünlü vokal koçu Zehra Belevi’den şan dersleri, Arsen Gürzap, Can Gürzap, Levent Öktem, Atsız Karaduman gibi değerli hocalardan sahne sanatları ve oyunculuk dersleri aldı.<text:s/></text:p>
      <text:p text:style-name="P11"/>
      <text:p text:style-name="P12">2015 yılında Bahattin Bayburan ve buzuki üstadı Hakan İtik’in emek ve destekleri ile ilk “Dünden Bugüne Türkçe Yunanca” sahnesini yaptı.<text:s/></text:p>
      <text:p text:style-name="P13"/>
      <text:p text:style-name="P14">Üç yıldır aralıksız devam eden projeye ek olarak italyanca, fransızca ve ispanyolca sevilen parçalardan oluşan “Akdeniz Şarkıları” projesi ile de kurumsal organizasyonlar ve özel gecelerde sahne alıyor.</text:p>
      <text:p text:style-name="P15"/>
      <text:p text:style-name="P16"><text:span text:style-name="T17">Ercan Saatçi, Zehra Belevi, Tanzer Gümüş ve Orhan Osman gibi duayen müzisyenlerle de proje bazlı işbirliği yapıy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Open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tr" style:country-asian="TR" style:language-complex="ar" style:country-complex="SA" style:text-combine="none" fo:hyphenate="true"/>
    </style:default-style>
    <style:style style:name="Başlık2" style:display-name="Başlık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hyphenate="true"/>
    </style:style>
    <style:style style:name="Başlık4" style:display-name="Başlık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KonuBaşlığı" style:display-name="Konu Başlığı"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AltKonuBaşlığı" style:display-name="Alt Konu Başlığı" style:family="paragraph" style:parent-style-name="KonuBaşlığı" style:next-style-name="Textbody">
      <style:paragraph-properties fo:text-align="center"/>
      <style:text-properties fo:font-style="italic" style:font-style-asian="italic" style:font-style-complex="italic" fo:hyphenate="false"/>
    </style:style>
    <style:style style:name="Liste" style:display-name="Liste"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apple-converted-space" style:display-name="apple-converted-space" style:family="text" style:parent-style-name="VarsayılanParagrafYazıTipi"/>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hyphenate="true"/>
    </style:style>
    <style:style style:name="Köprü" style:display-name="Köprü" style:family="text" style:parent-style-name="VarsayılanParagrafYazıTipi">
      <style:text-properties fo:color="#0000FF" style:text-underline-type="single" style:text-underline-style="solid" style:text-underline-width="auto" style:text-underline-mode="continuous" style:text-underline-color="font-color"/>
    </style:style>
    <style:style style:name="BalonMetni" style:display-name="Balon Metni" style:family="paragraph" style:parent-style-name="Normal">
      <style:text-properties style:font-name="Tahoma" fo:font-size="8pt" style:font-size-asian="8pt" style:font-size-complex="8pt" fo:hyphenate="false"/>
    </style:style>
    <style:style style:name="BalonMetniChar" style:display-name="Balon Metni Char" style:family="text" style:parent-style-name="VarsayılanParagrafYazıTipi">
      <style:text-properties style:font-name="Tahoma" fo:font-size="8pt" style:font-size-asian="8pt" style:font-size-complex="8pt"/>
    </style:style>
    <style:style style:name="Başlık2Char" style:display-name="Başlık 2 Char" style:family="text" style:parent-style-name="VarsayılanParagrafYazıTipi">
      <style:text-properties style:font-name-asian="Times New Roman" style:font-name-complex="Times New Roman" fo:font-weight="bold" style:font-weight-asian="bold" style:font-weight-complex="bold" style:letter-kerning="false" fo:font-size="18pt" style:font-size-asian="18pt" style:font-size-complex="18pt"/>
    </style:style>
    <style:style style:name="mw-headline" style:display-name="mw-headline" style:family="text" style:parent-style-name="VarsayılanParagrafYazıTipi"/>
    <style:style style:name="Güçlü" style:display-name="Güçlü" style:family="text" style:parent-style-name="VarsayılanParagrafYazıTipi">
      <style:text-properties fo:font-weight="bold" style:font-weight-asian="bold" style:font-weight-complex="bold"/>
    </style:style>
    <style:style style:name="ListeParagraf" style:display-name="Liste Paragraf" style:family="paragraph" style:parent-style-name="Normal">
      <style:paragraph-properties fo:margin-left="0.5in">
        <style:tab-stops/>
      </style:paragraph-properties>
      <style:text-properties fo:hyphenate="false"/>
    </style:style>
    <style:style style:name="Üstbilgi" style:display-name="Üstbilgi"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ÜstbilgiChar" style:display-name="Üstbilgi Char" style:family="text" style:parent-style-name="VarsayılanParagrafYazıTipi"/>
    <style:style style:name="Altbilgi" style:display-name="Altbilgi"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AltbilgiChar" style:display-name="Altbilgi Char" style:family="text" style:parent-style-name="VarsayılanParagrafYazıTipi"/>
    <style:style style:name="Başlık4Char" style:display-name="Başlık 4 Char" style:family="text" style:parent-style-name="VarsayılanParagrafYazıTipi">
      <style:text-properties style:font-name="Calibri Light" style:font-name-asian="Times New Roman" style:font-name-complex="Times New Roman" fo:font-style="italic" style:font-style-asian="italic" style:font-style-complex="italic" fo:color="#2E74B5"/>
    </style:style>
    <style:style style:name="HTMLÖncedenBiçimlendirilmiş" style:display-name="HTML Önceden Biçimlendirilmiş"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alibri" style:font-name-complex="Courier New" style:letter-kerning="false" fo:font-size="10pt" style:font-size-asian="10pt" style:font-size-complex="10pt" fo:hyphenate="true"/>
    </style:style>
    <style:style style:name="HTMLÖncedenBiçimlendirilmişChar" style:display-name="HTML Önceden Biçimlendirilmiş Char" style:family="text" style:parent-style-name="VarsayılanParagrafYazıTipi">
      <style:text-properties style:font-name="Courier New" style:font-name-asian="Calibri" style:font-name-complex="Courier New" style:letter-kerning="fals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4"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öktuğ Sevinçli</meta:initial-creator>
    <dc:creator>ahmet berksoy</dc:creator>
    <meta:creation-date>2010-04-07T13:28:00Z</meta:creation-date>
    <dc:date>2017-12-26T09:19:00Z</dc:date>
    <meta:print-date>2012-06-20T11:49:00Z</meta:print-date>
    <meta:template xlink:href="Normal" xlink:type="simple"/>
    <meta:editing-cycles>23</meta:editing-cycles>
    <meta:editing-duration>PT22440S</meta:editing-duration>
    <meta:document-statistic meta:page-count="1" meta:paragraph-count="2" meta:word-count="151" meta:character-count="1016" meta:row-count="7" meta:non-whitespace-character-count="867"/>
  </office:meta>
</office:document-meta>
</file>